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9.012cm" fo:margin-left="-0.016cm" fo:margin-right="8.003cm" style:page-number="auto" table:align="margins"/>
    </style:style>
    <style:style style:name="Таблица1.A" style:family="table-column">
      <style:table-column-properties style:column-width="9.012cm" style:rel-column-width="65535*"/>
    </style:style>
    <style:style style:name="Таблица1.1" style:family="table-row">
      <style:table-row-properties style:min-row-height="5.791cm"/>
    </style:style>
    <style:style style:name="Таблица1.A1" style:family="table-cell">
      <style:table-cell-properties style:vertical-align="middle" fo:padding="0.049cm" fo:border="0.035cm solid #808080"/>
    </style:style>
    <style:style style:name="Таблица2" style:family="table" style:master-page-name="Standard">
      <style:table-properties style:width="9.012cm" fo:margin-left="-0.016cm" fo:margin-right="8.003cm" style:page-number="1" table:align="margins"/>
    </style:style>
    <style:style style:name="Таблица2.A" style:family="table-column">
      <style:table-column-properties style:column-width="9.012cm" style:rel-column-width="65535*"/>
    </style:style>
    <style:style style:name="Таблица2.1" style:family="table-row">
      <style:table-row-properties style:min-row-height="5.791cm"/>
    </style:style>
    <style:style style:name="Таблица2.A1" style:family="table-cell">
      <style:table-cell-properties style:vertical-align="middle" fo:padding="0.049cm" fo:border="0.035cm solid #808080"/>
    </style:style>
    <style:style style:name="Таблица3" style:family="table" style:master-page-name="Standard">
      <style:table-properties style:width="9.012cm" fo:margin-left="-0.016cm" fo:margin-right="8.003cm" style:page-number="1" table:align="margins"/>
    </style:style>
    <style:style style:name="Таблица3.A" style:family="table-column">
      <style:table-column-properties style:column-width="9.012cm" style:rel-column-width="65535*"/>
    </style:style>
    <style:style style:name="Таблица3.1" style:family="table-row">
      <style:table-row-properties style:min-row-height="5.791cm"/>
    </style:style>
    <style:style style:name="Таблица3.A1" style:family="table-cell">
      <style:table-cell-properties style:vertical-align="middle" fo:padding="0.049cm" fo:border="0.035cm solid #808080"/>
    </style:style>
    <style:style style:name="P1" style:family="paragraph" style:parent-style-name="Table_20_Contents">
      <style:paragraph-properties fo:margin-top="0cm" fo:margin-bottom="0cm" fo:text-align="center" style:justify-single-word="false" fo:padding="0.049cm" fo:border="0.035cm solid #000000"/>
      <style:text-properties style:font-name="Arial1" fo:font-size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Имя">Михаил</text:p>
            <text:p text:style-name="Имя">Алексеевич </text:p>
            <text:p text:style-name="Имя">Муцураев</text:p>
            <text:p text:style-name="P1"/>
            <text:p text:style-name="Роль">Организатор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Имя">Евангелина</text:p>
            <text:p text:style-name="Имя">Павловна</text:p>
            <text:p text:style-name="Имя">Остроуменская</text:p>
            <text:p text:style-name="P1"/>
            <text:p text:style-name="Роль">Посетитель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Имя">Пётр</text:p>
            <text:p text:style-name="Имя">Вазьянович </text:p>
            <text:p text:style-name="Имя">Сасов</text:p>
            <text:p text:style-name="P1"/>
            <text:p text:style-name="Роль">Докладчик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Роль" style:family="paragraph" style:parent-style-name="Table_20_Contents" style:class="extra">
      <style:paragraph-properties fo:margin-top="0cm" fo:margin-bottom="0cm" fo:text-align="center" style:justify-single-word="false" fo:padding="0.049cm" fo:border="0.035cm solid #000000"/>
      <style:text-properties style:font-name="Arial1" fo:font-size="14pt"/>
    </style:style>
    <style:style style:name="Имя" style:family="paragraph" style:parent-style-name="Table_20_Contents" style:class="extra" style:master-page-name="">
      <style:paragraph-properties fo:margin-top="0cm" fo:margin-bottom="0cm" fo:text-align="center" style:justify-single-word="false" style:page-number="auto" fo:padding="0.049cm" fo:border="0.035cm solid #000000"/>
      <style:text-properties style:font-name="Arial1" fo:font-size="28pt" fo:language="zxx" fo:countr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8T21:11:43.53</meta:creation-date>
    <dc:date>2020-11-05T14:27:55</dc:date>
    <meta:editing-duration>PT17M32S</meta:editing-duration>
    <meta:editing-cycles>5</meta:editing-cycles>
    <meta:generator>OpenOffice/4.1.7$Unix OpenOffice.org_project/417m1$Build-9800</meta:generator>
    <dc:creator>Кирилл Колобов</dc:creator>
    <meta:document-statistic meta:table-count="3" meta:image-count="0" meta:object-count="0" meta:page-count="5" meta:paragraph-count="12" meta:word-count="12" meta:character-count="106"/>
  </office:meta>
</office:document-meta>
</file>